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53e" officeooo:paragraph-rsid="00014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hj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7:53:47.797780361</meta:creation-date>
    <dc:date>2021-12-04T17:53:59.647184346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6.4.7.2$Linux_X86_64 LibreOffice_project/40$Build-2</meta:generator>
  </office:meta>
</office:document-meta>
</file>